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CocoonHelper.getIndexReader( Directory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CocoonHelper.getDirectory( File directory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uceneCocoonHelper.getAnalyzer( String analyzer_class_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uceneCocoonHelper.getIndexWriter( Directory index , Analyzer analyzer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